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abd" officeooo:paragraph-rsid="000caabd"/>
    </style:style>
    <style:style style:name="P2" style:family="paragraph" style:parent-style-name="Standard">
      <style:text-properties officeooo:rsid="000caabd" officeooo:paragraph-rsid="000caabd"/>
    </style:style>
    <style:style style:name="P3" style:family="paragraph" style:parent-style-name="Standard">
      <style:text-properties officeooo:rsid="000caabd" officeooo:paragraph-rsid="0012aa03"/>
    </style:style>
    <style:style style:name="P4" style:family="paragraph" style:parent-style-name="Standard">
      <style:text-properties officeooo:rsid="0012aa03" officeooo:paragraph-rsid="0012aa03"/>
    </style:style>
    <style:style style:name="P5" style:family="paragraph" style:parent-style-name="Standard">
      <style:text-properties officeooo:rsid="0030f399" officeooo:paragraph-rsid="0030f399"/>
    </style:style>
    <style:style style:name="P6" style:family="paragraph" style:parent-style-name="Text_20_body">
      <style:text-properties officeooo:rsid="000d308f" officeooo:paragraph-rsid="000d308f"/>
    </style:style>
    <style:style style:name="P7" style:family="paragraph" style:parent-style-name="Table_20_Contents">
      <style:text-properties officeooo:rsid="00105e6a" officeooo:paragraph-rsid="00105e6a"/>
    </style:style>
    <style:style style:name="P8" style:family="paragraph" style:parent-style-name="Table_20_Contents">
      <style:text-properties officeooo:rsid="0012281a" officeooo:paragraph-rsid="0012281a"/>
    </style:style>
    <style:style style:name="T1" style:family="text">
      <style:text-properties officeooo:rsid="000d308f"/>
    </style:style>
    <style:style style:name="T2" style:family="text">
      <style:text-properties officeooo:rsid="0012aa03"/>
    </style:style>
    <style:style style:name="T3" style:family="text">
      <style:text-properties officeooo:rsid="00322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: [onshow.title]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[krit.title;block=tbs:row]</text:p>
          </table:table-cell>
          <table:table-cell table:style-name="Table1.A1" office:value-type="string">
            <text:p text:style-name="P7">[krit.tst]</text:p>
          </table:table-cell>
          <table:table-cell table:style-name="Table1.A1" office:value-type="string">
            <text:p text:style-name="P8">[krit.name]</text:p>
          </table:table-cell>
          <table:table-cell table:style-name="Table1.A1" office:value-type="string">
            <text:p text:style-name="P8">[krit.age]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Это просто текст1:<text:span text:style-name="T2">[krit2.0.type] //обращаемя к элементу массива, не забываем что надо обернуть блоки в массив</text:span></text:p>
      <text:p text:style-name="P5">model: [krit<text:span text:style-name="T3">2</text:span>.0.model]</text:p>
      <text:p text:style-name="P5">color: [krit<text:span text:style-name="T3">2</text:span>.0.color]</text:p>
      <text:p text:style-name="P5"/>
      <text:p text:style-name="P1">ФИО: <text:span text:style-name="T1">[onshow.tst] //переменная в refVar</text:span></text:p>
      <text:p text:style-name="P4"/>
      <text:p text:style-name="P1"/>
      <text:p text:style-name="P3">Подпись:<text:span text:style-name="T2">}{озяин: [krit2.1.host] === &gt; <text:s text:c="2"/>[krit2.1.note]</text:span></text:p>
      <text:p text:style-name="P1">Дата: <text:span text:style-name="T2">[krit2.3.rateClose]</text:span></text:p>
      <text:p text:style-name="P1"/>
      <text:p text:style-name="P5">Вот еще: [krit2.1.options.tv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3:49:34.276151857</meta:creation-date>
    <dc:date>2019-09-04T03:12:07.066074196</dc:date>
    <meta:editing-duration>PT3H4M2S</meta:editing-duration>
    <meta:editing-cycles>33</meta:editing-cycles>
    <meta:generator>LibreOffice/6.0.4.2$Linux_X86_64 LibreOffice_project/9b0d9b32d5dcda91d2f1a96dc04c645c450872bf</meta:generator>
    <meta:document-statistic meta:table-count="1" meta:image-count="0" meta:object-count="0" meta:page-count="1" meta:paragraph-count="12" meta:word-count="40" meta:character-count="373" meta:non-whitespace-character-count="343"/>
  </office:meta>
</office:document-meta>
</file>